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5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INAL</text:p>
          </table:table-cell>
          <table:table-cell table:number-columns-repeated="3"/>
          <table:table-cell office:value-type="string" calcext:value-type="string">
            <text:p>HW Optimized</text:p>
          </table:table-cell>
          <table:table-cell office:value-type="string" calcext:value-type="string">
            <text:p>( with minor data soft. Opt)</text:p>
          </table:table-cell>
          <table:table-cell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icks</text:p>
          </table:table-cell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PTHWISE_CONV_2D</text:p>
          </table:table-cell>
          <table:table-cell office:value-type="float" office:value="5443" calcext:value-type="float">
            <text:p>54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PTHWISE_CONV_2D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THWISE_CONV_2D</text:p>
          </table:table-cell>
          <table:table-cell office:value-type="float" office:value="5551" calcext:value-type="float">
            <text:p>555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THWISE_CONV_2D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V_2D</text:p>
          </table:table-cell>
          <table:table-cell office:value-type="float" office:value="7774" calcext:value-type="float">
            <text:p>777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V_2D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PTHWISE_CONV_2D</text:p>
          </table:table-cell>
          <table:table-cell office:value-type="float" office:value="2762" calcext:value-type="float">
            <text:p>276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PTHWISE_CONV_2D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V_2D</text:p>
          </table:table-cell>
          <table:table-cell office:value-type="float" office:value="5436" calcext:value-type="float">
            <text:p>543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V_2D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PTHWISE_CONV_2D</text:p>
          </table:table-cell>
          <table:table-cell office:value-type="float" office:value="5481" calcext:value-type="float">
            <text:p>548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PTHWISE_CONV_2D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V_2D</text:p>
          </table:table-cell>
          <table:table-cell office:value-type="float" office:value="8624" calcext:value-type="float">
            <text:p>862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V_2D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PTHWISE_CONV_2D</text:p>
          </table:table-cell>
          <table:table-cell office:value-type="float" office:value="1367" calcext:value-type="float">
            <text:p>136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PTHWISE_CONV_2D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V_2D</text:p>
          </table:table-cell>
          <table:table-cell office:value-type="float" office:value="4307" calcext:value-type="float">
            <text:p>430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V_2D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PTHWISE_CONV_2D</text:p>
          </table:table-cell>
          <table:table-cell office:value-type="float" office:value="2689" calcext:value-type="float">
            <text:p>268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PTHWISE_CONV_2D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V_2D</text:p>
          </table:table-cell>
          <table:table-cell office:value-type="float" office:value="7483" calcext:value-type="float">
            <text:p>74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NV_2D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PTHWISE_CONV_2D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EPTHWISE_CONV_2D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V_2D</text:p>
          </table:table-cell>
          <table:table-cell office:value-type="float" office:value="3739" calcext:value-type="float">
            <text:p>37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NV_2D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PTHWISE_CONV_2D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EPTHWISE_CONV_2D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V_2D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ONV_2D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PTHWISE_CONV_2D</text:p>
          </table:table-cell>
          <table:table-cell office:value-type="float" office:value="1292" calcext:value-type="float">
            <text:p>12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EPTHWISE_CONV_2D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V_2D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V_2D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PTHWISE_CONV_2D</text:p>
          </table:table-cell>
          <table:table-cell office:value-type="float" office:value="1295" calcext:value-type="float">
            <text:p>12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EPTHWISE_CONV_2D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V_2D</text:p>
          </table:table-cell>
          <table:table-cell office:value-type="float" office:value="6909" calcext:value-type="float">
            <text:p>690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ONV_2D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PTHWISE_CONV_2D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EPTHWISE_CONV_2D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V_2D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ONV_2D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PTHWISE_CONV_2D</text:p>
          </table:table-cell>
          <table:table-cell office:value-type="float" office:value="1294" calcext:value-type="float">
            <text:p>129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EPTHWISE_CONV_2D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V_2D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ONV_2D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PTHWISE_CONV_2D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EPTHWISE_CONV_2D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V_2D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NV_2D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PTHWISE_CONV_2D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EPTHWISE_CONV_2D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NV_2D</text:p>
          </table:table-cell>
          <table:table-cell office:value-type="float" office:value="6625" calcext:value-type="float">
            <text:p>66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ONV_2D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ERAGE_POOL_2D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VERAGE_POOL_2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NV_2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ONV_2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SHAP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ESHA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MA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FT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f counters not enabled.</text:p>
          </table:table-cell>
          <table:table-cell table:number-columns-repeated="3"/>
          <table:table-cell office:value-type="string" calcext:value-type="string">
            <text:p>Perf counters not enabl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116M ( <text:s text:c="2"/>116114475) cycles total</text:p>
          </table:table-cell>
          <table:table-cell table:number-columns-repeated="3"/>
          <table:table-cell office:value-type="string" calcext:value-type="string">
            <text:p><text:s text:c="4"/>52M ( <text:s text:c="3"/>51900697) cycles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 <text:s text:c="2"/>Golden tests passed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fter software optmiz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cycles 83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5:22:40.663506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1:53:09.051922136</meta:creation-date>
    <dc:date>2022-02-10T15:45:03.199532419</dc:date>
    <meta:editing-duration>PT3M27S</meta:editing-duration>
    <meta:editing-cycles>3</meta:editing-cycles>
    <meta:generator>LibreOffice/6.4.7.2$Linux_X86_64 LibreOffice_project/40$Build-2</meta:generator>
    <meta:document-statistic meta:table-count="1" meta:cell-count="202" meta:object-count="0"/>
  </office:meta>
</office:document-meta>
</file>